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abastecimien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stecimie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s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s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or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o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fuente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bombe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bomb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bomb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bomba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conexio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conex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conexio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conexion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deposit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deposi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depos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embal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embal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embals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_embalse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fue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fu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fu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_fuente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tuber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tuber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tuberi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tuberia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valvul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valvu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_valvu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valvula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ternativa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id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lternativ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d_alternativa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lternativ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d_departamento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lternativ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d_municipio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lternativ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d_cant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menaz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amenaz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it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it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fuente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as_potenciales_rie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as_potenciales_ri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mb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bombe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aciones_riesg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aciones_riesg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c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acio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captacion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os_publ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os_publ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os_educativ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os_educativ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os_educativ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c_educativ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os_sal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os_sal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os_sal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c_salu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ert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unidad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id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omunidad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d_comunidad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omunidad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d_departamento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omunidad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d_municipio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omunidade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d_canton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omunidad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od_caserio</text:p>
          </table:table-cell>
          <table:table-cell table:style-name="ce1" office:value-type="string" calcext:value-type="string">
            <text:p>VARCH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omunidades_croq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idades_implica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idades_implic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idades_implic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perativ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perati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os_consu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os_consu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os_consu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_distribuc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_distribu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_distribuc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dep_distribucion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_intermed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_intermed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_intermed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dep_intermedi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vistador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vistad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vistad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vist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c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fuente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s_contaminac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s_contamina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s_implica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s_implic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s_implic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_fuente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ader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ad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_comerc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_comer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_financie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_financi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os_consu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os_consu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acion_comunid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acion_comun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tas_agu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tas_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veles_freatic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veles_freat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fuente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as_organizacio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as_organizac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s_servic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s_servic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s_servic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servici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_tecn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_tecn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encias_disen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encias_disen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pues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pues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lternativ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cion_consu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cion_consu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os_vivien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os_vivien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os_vivien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viviend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_abastecimientos_comunida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_abastecimientos_comunida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_abastecimientos_fuen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_abastecimientos_fu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fuente</text:p>
          </table:table-cell>
          <table:table-cell office:value-type="string" calcext:value-type="string">
            <text:p>VARCH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cuen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cuen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pos_cultiv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pos_cultiv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ber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ber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beri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tuberia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acion_siste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acion_sist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_comunidad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acion_sist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d_abastecimiento</text:p>
          </table:table-cell>
          <table:table-cell office:value-type="string" calcext:value-type="string">
            <text:p>VARCH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20:32.446226816</meta:creation-date>
    <dc:date>2019-12-09T20:24:45.532588430</dc:date>
    <meta:editing-duration>PT2H14M58S</meta:editing-duration>
    <meta:editing-cycles>4</meta:editing-cycles>
    <meta:generator>LibreOffice/6.0.7.3$Linux_X86_64 LibreOffice_project/00m0$Build-3</meta:generator>
    <meta:document-statistic meta:table-count="1" meta:cell-count="817" meta:object-count="0"/>
  </office:meta>
</office:document-meta>
</file>